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color="#3d495c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d495c" fo:font-size="10pt" fo:background-color="#f9f9f9" style:font-size-asian="10pt" style:font-size-complex="10pt"/>
    </style:style>
    <style:style style:name="P6" style:family="paragraph" style:parent-style-name="Standard">
      <style:paragraph-properties fo:line-height="100%" fo:orphans="0" fo:widows="0"/>
      <style:text-properties fo:color="#3d495c" fo:font-size="10pt" officeooo:rsid="000524fe" officeooo:paragraph-rsid="000524fe" fo:background-color="#f9f9f9" style:font-size-asian="10pt" style:font-size-complex="10pt"/>
    </style:style>
    <style:style style:name="P7" style:family="paragraph" style:parent-style-name="Standard">
      <style:paragraph-properties fo:line-height="100%" fo:orphans="0" fo:widows="0"/>
      <style:text-properties fo:color="#3d495c" fo:font-size="10pt" officeooo:rsid="00092058" officeooo:paragraph-rsid="00092058" fo:background-color="#f9f9f9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1" style:family="paragraph" style:parent-style-name="Standard">
      <style:paragraph-properties fo:line-height="100%" fo:text-align="start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2" style:family="paragraph" style:parent-style-name="Standard">
      <style:text-properties fo:color="#6aa84f" fo:font-size="10pt" fo:font-weight="bold" fo:background-color="#f9f9f9" style:font-size-asian="10pt" style:font-weight-asian="bold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8.5pt" style:font-name-asian="Arial1" style:font-size-asian="8.5pt" style:font-name-complex="Arial1" style:font-size-complex="8.5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524fe" officeooo:paragraph-rsid="000524fe" fo:background-color="#f9f9f9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71c1c" officeooo:paragraph-rsid="00071c1c" fo:background-color="#f9f9f9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7e000" officeooo:paragraph-rsid="0007e000" fo:background-color="#f9f9f9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92058" officeooo:paragraph-rsid="00092058" fo:background-color="#f9f9f9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524f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71c1c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3d495c" fo:font-size="10pt" officeooo:rsid="0007e000" officeooo:paragraph-rsid="0007e000" fo:background-color="#f9f9f9" style:font-size-asian="10pt" style:font-size-complex="10pt"/>
    </style:style>
    <style:style style:name="P26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officeooo:rsid="000524fe"/>
    </style:style>
    <style:style style:name="T4" style:family="text">
      <style:text-properties officeooo:rsid="00071c1c"/>
    </style:style>
    <style:style style:name="T5" style:family="text">
      <style:text-properties fo:color="#3d495c" fo:font-size="10pt" officeooo:rsid="000524fe" fo:background-color="#f9f9f9" loext:char-shading-value="0" style:font-size-asian="10pt" style:font-size-complex="10pt"/>
    </style:style>
    <style:style style:name="T6" style:family="text">
      <style:text-properties fo:color="#3d495c" fo:font-size="10pt" officeooo:rsid="00071c1c" fo:background-color="#f9f9f9" loext:char-shading-value="0" style:font-size-asian="10pt" style:font-size-complex="10pt"/>
    </style:style>
    <style:style style:name="T7" style:family="text">
      <style:text-properties fo:color="#3d495c" fo:font-size="10pt" officeooo:rsid="0007e000" fo:background-color="#f9f9f9" loext:char-shading-value="0" style:font-size-asian="10pt" style:font-size-complex="10pt"/>
    </style:style>
    <style:style style:name="T8" style:family="text">
      <style:text-properties officeooo:rsid="0007e000"/>
    </style:style>
    <style:style style:name="T9" style:family="text">
      <style:text-properties officeooo:rsid="00092058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14">Nome: <text:span text:style-name="T3">Marcelle de Paiva Monteiro</text:span></text:p>
      <text:p text:style-name="P14">Data de criação do PDI: <text:span text:style-name="T3">29/10/2021</text:span></text:p>
      <text:p text:style-name="P14">Turma/tribo: <text:span text:style-name="T3">Turma XP/ Tribo B</text:span></text:p>
      <text:p text:style-name="P13"/>
      <text:p text:style-name="P15"/>
      <text:p text:style-name="P12">PLANO DE DESENVOLVIMENTO INDIVIDUAL </text:p>
      <text:p text:style-name="P5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6">CURTO PRAZO - ENTRE OS MÓDULOS DE FUNDAMENTOS &amp; FRONT-END </text:p>
            <text:p text:style-name="P16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6"><text:s/>O quê:</text:p>
            <text:p text:style-name="P16"/>
            <text:p text:style-name="P9">Escreva aqui os seus objetivos.</text:p>
          </table:table-cell>
          <table:table-cell table:style-name="Table1.A1" office:value-type="string">
            <text:p text:style-name="P16">Por quê?</text:p>
            <text:p text:style-name="P16"/>
            <text:p text:style-name="P9">Justifique o motivo de esses objetivos serem os priorizados por você.</text:p>
          </table:table-cell>
          <table:table-cell table:style-name="Table1.A1" office:value-type="string">
            <text:p text:style-name="P16">Quando?</text:p>
            <text:p text:style-name="P9"/>
            <text:p text:style-name="P9">Cada objetivo deve ser previsto para realização em um determinado período</text:p>
          </table:table-cell>
          <table:table-cell table:style-name="Table1.A1" office:value-type="string">
            <text:p text:style-name="P16">Como?</text:p>
            <text:p text:style-name="P16"/>
            <text:p text:style-name="P9">O que você precisa fazer para atingir o objetivo traçado?</text:p>
          </table:table-cell>
          <table:table-cell table:style-name="Table1.A1" office:value-type="string">
            <text:p text:style-name="P17">Skill envolvida</text:p>
            <text:p text:style-name="P17"/>
            <text:p text:style-name="P18">Esse plano de ação está relacionado a hard skills ou soft skills? Nomeia a habilidade.</text:p>
          </table:table-cell>
          <table:table-cell table:style-name="Table1.A1" office:value-type="string">
            <text:p text:style-name="P17"/>
            <text:p text:style-name="P17"/>
            <text:p text:style-name="P17">Check-point 1</text:p>
            <text:p text:style-name="P17"/>
            <text:p text:style-name="P10"/>
          </table:table-cell>
          <table:table-cell table:style-name="Table1.A1" office:value-type="string">
            <text:p text:style-name="P17"/>
            <text:p text:style-name="P17"/>
            <text:p text:style-name="P17">Check-point 2</text:p>
          </table:table-cell>
        </table:table-row>
        <table:table-row table:style-name="Table1.3">
          <table:table-cell table:style-name="Table1.A3" office:value-type="string">
            <text:p text:style-name="P24"><text:span text:style-name="T6">Concluir </text:span><text:span text:style-name="T7">os pŕojetos com 100% de aprovação.</text:span></text:p>
          </table:table-cell>
          <table:table-cell table:style-name="Table1.B3" office:value-type="string">
            <text:p text:style-name="P19">Porque acredito que isso vai mudar minha vida profissional fazendo eu ter domínio em algo que me desafia, <text:span text:style-name="T8">por mais complicado que seja, me dedicar para os 100% vai </text:span><text:soft-page-break/><text:span text:style-name="T8">me trazer muito conhecimento.</text:span></text:p>
          </table:table-cell>
          <table:table-cell table:style-name="Table1.C3" office:value-type="string">
            <text:p text:style-name="P21">Uma semana para cada projeto, mas o objetivo é terminar os 80% nos dias iniciais e nos sequentes refatorar e atingir os 100%.</text:p>
          </table:table-cell>
          <table:table-cell table:style-name="Table1.D3" office:value-type="string">
            <text:p text:style-name="P23"><text:span text:style-name="T5">Preciso planejar meu dia para que eu consiga ter tempo de </text:span><text:span text:style-name="T7">fazer os exercícios dos módulos </text:span><text:span text:style-name="T5">e também de descansar e cuidar de mim.</text:span></text:p>
          </table:table-cell>
          <table:table-cell table:style-name="Table1.E3" office:value-type="string">
            <text:p text:style-name="P19">Autoliderança e persistência. <text:span text:style-name="T8">Principalmente persistência e vontade de fazer acontecer.</text:span></text:p>
          </table:table-cell>
          <table:table-cell table:style-name="Table1.F3" office:value-type="string">
            <text:p text:style-name="P19">Ser aprovada para a segunda etapa da TRYBE.</text:p>
            <text:p text:style-name="P25">ok</text:p>
          </table:table-cell>
          <table:table-cell table:style-name="Table1.G3" office:value-type="string">
            <text:p text:style-name="P19">Ser aprovada para o terceiro bloco da TRYBE.</text:p>
          </table:table-cell>
        </table:table-row>
        <table:table-row table:style-name="Table1.4">
          <table:table-cell table:style-name="Table1.A4" office:value-type="string">
            <text:p text:style-name="P19">Regular minhas finanças</text:p>
          </table:table-cell>
          <table:table-cell table:style-name="Table1.B4" office:value-type="string">
            <text:p text:style-name="P23"><text:span text:style-name="T5">Porque </text:span><text:span text:style-name="T6">quero ter uma vida estável e me sentir feliz comigo mesma sabendo que sou capaz de </text:span><text:span text:style-name="T7">ter autocontrole e autocuidado.</text:span></text:p>
          </table:table-cell>
          <table:table-cell table:style-name="Table1.C4" office:value-type="string">
            <text:p text:style-name="P19">Em 1 semestre posso enxugar as dívidas. -<text:span text:style-name="T8">&gt; Em julho de 2022.</text:span></text:p>
          </table:table-cell>
          <table:table-cell table:style-name="Table1.D4" office:value-type="string">
            <text:p text:style-name="P23"><text:span text:style-name="T5">Planejar meus gastos e respeitar o plano. </text:span><text:span text:style-name="T7">Trabalhar na minha autoconsciente, entender os motivos pelos quais quero comprar isso ou aquilo. Ler livros a respeito e aplicar o conhecimento.</text:span></text:p>
          </table:table-cell>
          <table:table-cell table:style-name="Table1.E4" office:value-type="string">
            <text:p text:style-name="P19">Autoliderança e disciplina. <text:span text:style-name="T8">Autoconhecimento.</text:span></text:p>
          </table:table-cell>
          <table:table-cell table:style-name="Table1.F4" office:value-type="string">
            <text:p text:style-name="P19">Quitar as dívidas do cartão BB + regular as parcelas do Mais! Para até 200 reais. -<text:span text:style-name="T8">&gt; Até o fim de 2022. E conseguir juntar 1000 reais para dar de entrada no meu tablet.</text:span></text:p>
          </table:table-cell>
          <table:table-cell table:style-name="Table1.G4" office:value-type="string">
            <text:p text:style-name="P19">Zerar as dívidas por impulso. -<text:span text:style-name="T8">&gt; até julho de 2022.</text:span></text:p>
          </table:table-cell>
        </table:table-row>
        <table:table-row table:style-name="Table1.5">
          <table:table-cell table:style-name="Table1.A5" office:value-type="string">
            <text:p text:style-name="P20">Criar um hábito de me alimentar saudavelmente.</text:p>
          </table:table-cell>
          <table:table-cell table:style-name="Table1.B5" office:value-type="string">
            <text:p text:style-name="P19">Porque isso faz eu me sentir mais confiante, <text:span text:style-name="T4">capaz e saudável, e eu quero ter um envelhecimento saudável. </text:span><text:span text:style-name="T8">Além disso, quero finalmente ter o corpo magra e firme que eu sempre desejei.</text:span></text:p>
          </table:table-cell>
          <table:table-cell table:style-name="Table1.C5" office:value-type="string">
            <text:p text:style-name="P20">A mudança vem de eu acrescentar alimentos saudáveis e depois ir retirando o que é ruim. -<text:span text:style-name="T9">&gt; Até março eu já posso ter mudado muito, o objetivo d peso é ter eliminado 12 kg e estar com 75,</text:span></text:p>
          </table:table-cell>
          <table:table-cell table:style-name="Table1.D5" office:value-type="string">
            <text:p text:style-name="P20">Comer frutas, legumes e verduras, e fazer exercícios <text:span text:style-name="T9">todos os dias de semana. Além disso me alongar na ioga 3x na semana.</text:span></text:p>
          </table:table-cell>
          <table:table-cell table:style-name="Table1.E5" office:value-type="string">
            <text:p text:style-name="P19">Autoliderança e disciplina. Persistência e paciência.</text:p>
          </table:table-cell>
          <table:table-cell table:style-name="Table1.F5" office:value-type="string">
            <text:p text:style-name="P22">Atingir o peso de 75 kg até março.</text:p>
          </table:table-cell>
          <table:table-cell table:style-name="Table1.G5" office:value-type="string">
            <text:p text:style-name="P22">Atingir o peso de 63 kg até junho.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8">MÉDIO PRAZO - ENTRE OS MÓDULOS DE FRONT-END &amp; BACK-END</text:p>
            <text:p text:style-name="P8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2">
          <table:table-cell table:style-name="Table2.A1" office:value-type="string">
            <text:p text:style-name="P8"><text:s/>O quê:</text:p>
            <text:p text:style-name="P8"/>
            <text:p text:style-name="P9">Escreva aqui os seus objetivos.</text:p>
          </table:table-cell>
          <table:table-cell table:style-name="Table2.A1" office:value-type="string">
            <text:p text:style-name="P8">Por quê?</text:p>
            <text:p text:style-name="P8"/>
            <text:p text:style-name="P9">Justifique o motivo de esses objetivos serem os priorizados por você.</text:p>
          </table:table-cell>
          <table:table-cell table:style-name="Table2.A1" office:value-type="string">
            <text:p text:style-name="P8">Quando?</text:p>
            <text:p text:style-name="P9"/>
            <text:p text:style-name="P9">Cada objetivo deve ser previsto para realização em um determinado período.</text:p>
          </table:table-cell>
          <table:table-cell table:style-name="Table2.A1" office:value-type="string">
            <text:p text:style-name="P8">Como?</text:p>
            <text:p text:style-name="P8"/>
            <text:p text:style-name="P9">O que você precisa fazer para atingir o objetivo traçado?Qual a sua estratégia?</text:p>
          </table:table-cell>
          <table:table-cell table:style-name="Table2.A1" office:value-type="string">
            <text:p text:style-name="P10">Skill envolvida</text:p>
            <text:p text:style-name="P10"/>
            <text:p text:style-name="P9">Esse plano de ação está relacionado a hard skills ou soft skills? Nomeia a habilidade.</text:p>
          </table:table-cell>
          <table:table-cell table:style-name="Table2.A1" office:value-type="string">
            <text:p text:style-name="P10"/>
            <text:p text:style-name="P10"/>
            <text:p text:style-name="P10">Check-point 1</text:p>
            <text:p text:style-name="P10"/>
            <text:p text:style-name="P11"/>
          </table:table-cell>
          <table:table-cell table:style-name="Table2.A1" office:value-type="string">
            <text:p text:style-name="P10"/>
            <text:p text:style-name="P10"/>
            <text:p text:style-name="P10">Check-point 2</text:p>
          </table:table-cell>
        </table:table-row>
        <table:table-row table:style-name="Table2.3">
          <table:table-cell table:style-name="Table2.A3" office:value-type="string">
            <text:p text:style-name="P6">Conseguir um emprego de dev <text:span text:style-name="T9">na XP.</text:span></text:p>
          </table:table-cell>
          <table:table-cell table:style-name="Table2.B3" office:value-type="string">
            <text:p text:style-name="P7">Porque é uma empresa incrível que admiro muito e a cultura da empresa tem muito a ver comigo.</text:p>
          </table:table-cell>
          <table:table-cell table:style-name="Table2.C3" office:value-type="string">
            <text:p text:style-name="P7">Ao terminar o módulo de back eu quero começar a ser chamada para trabalhar lá.</text:p>
          </table:table-cell>
          <table:table-cell table:style-name="Table2.D3" office:value-type="string">
            <text:p text:style-name="P7">Vou me focar nisso, atualizar meu linkedin e cuidar do meu gitHub e meu portfólio, além de aprender sobre a empresa. Sempre trazer perguntas para os talks.</text:p>
          </table:table-cell>
          <table:table-cell table:style-name="Table2.E3" office:value-type="string">
            <text:p text:style-name="P7">Persistência e autoliderança.</text:p>
          </table:table-cell>
          <table:table-cell table:style-name="Table2.F3" office:value-type="string">
            <text:p text:style-name="P7">Atualizar meu portfólio e arrumar o gitHub. Além ded postar no linkedin semanalmente.</text:p>
          </table:table-cell>
          <table:table-cell table:style-name="Table2.G3" office:value-type="string">
            <text:p text:style-name="P7">Ser convidada para uma entrevista.</text:p>
          </table:table-cell>
        </table:table-row>
        <table:table-row table:style-name="Table2.4">
          <table:table-cell table:style-name="Table2.A4" office:value-type="string">
            <text:p text:style-name="P6">Comprar um notebook novo e bom.</text:p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6">Entrar na academia e começar a malhar para hipertrofia.</text:p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0T19:14:00.703813687</dc:date>
    <meta:editing-duration>PT26M4S</meta:editing-duration>
    <meta:editing-cycles>3</meta:editing-cycles>
    <meta:document-statistic meta:table-count="2" meta:image-count="1" meta:object-count="0" meta:page-count="3" meta:paragraph-count="68" meta:word-count="729" meta:character-count="4278" meta:non-whitespace-character-count="3611"/>
  </office:meta>
</office:document-meta>
</file>